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>
      <style:table-cell-properties fo:border="none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61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/>
          <table:table-cell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 office:value-type="string" calcext:value-type="string">
            <text:p>g(x)</text:p>
          </table:table-cell>
          <table:table-cell table:style-name="ce4" office:value-type="string" calcext:value-type="string">
            <text:p>f-g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table:style-name="ce5" office:value-type="float" office:value="0.00778221853731864" calcext:value-type="float">
            <text:p>7,78E-03</text:p>
          </table:table-cell>
          <table:table-cell office:value-type="float" office:value="0.00778221853731871" calcext:value-type="float">
            <text:p>0,007782218537319</text:p>
          </table:table-cell>
          <table:table-cell table:style-name="ce4" office:value-type="float" office:value="-6.50521303491303E-017" calcext:value-type="float">
            <text:p>-6,51E-17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000122062862828676" calcext:value-type="float">
            <text:p>0,000122062862829</text:p>
          </table:table-cell>
          <table:table-cell office:value-type="float" office:value="0.000122062862828759" calcext:value-type="float">
            <text:p>0,000122062862829</text:p>
          </table:table-cell>
          <table:table-cell table:style-name="ce4" office:value-type="float" office:value="-8.32802793740428E-017" calcext:value-type="float">
            <text:p>-8,33E-17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001953125" calcext:value-type="float">
            <text:p>0,001953125</text:p>
          </table:table-cell>
          <table:table-cell table:style-name="ce4" office:value-type="float" office:value="0.0000019073468138231" calcext:value-type="float">
            <text:p>1,91E-06</text:p>
          </table:table-cell>
          <table:table-cell table:style-name="ce4" office:value-type="float" office:value="0.00000190734681382657" calcext:value-type="float">
            <text:p>1,91E-06</text:p>
          </table:table-cell>
          <table:table-cell table:style-name="ce4" office:value-type="float" office:value="-3.46944695195361E-018" calcext:value-type="float">
            <text:p>-3,47E-18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000244140625" calcext:value-type="float">
            <text:p>0,000244140625</text:p>
          </table:table-cell>
          <table:table-cell table:style-name="ce4" office:value-type="float" office:value="0.0000000298023219436061" calcext:value-type="float">
            <text:p>2,98E-08</text:p>
          </table:table-cell>
          <table:table-cell table:style-name="ce4" office:value-type="float" office:value="0.0000000298023219436061" calcext:value-type="float">
            <text:p>2,98E-08</text:p>
          </table:table-cell>
          <table:table-cell table:style-name="ce4" office:value-type="float" office:value="-1.32348898008484E-023" calcext:value-type="float">
            <text:p>-1,32E-23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0.000030517578125" calcext:value-type="float">
            <text:p>3,05E-05</text:p>
          </table:table-cell>
          <table:table-cell table:style-name="ce4" office:value-type="float" office:value="0.000000000465661287307739" calcext:value-type="float">
            <text:p>4,66E-10</text:p>
          </table:table-cell>
          <table:table-cell table:style-name="ce4" office:value-type="float" office:value="0.000000000465661287199319" calcext:value-type="float">
            <text:p>4,66E-10</text:p>
          </table:table-cell>
          <table:table-cell table:style-name="ce4" office:value-type="float" office:value="1.0842021724855E-019" calcext:value-type="float">
            <text:p>1,08E-19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0.000003814697265625" calcext:value-type="float">
            <text:p>3,81E-06</text:p>
          </table:table-cell>
          <table:table-cell table:style-name="ce4" office:value-type="float" office:value="0.00000000000727595761418343" calcext:value-type="float">
            <text:p>7,28E-12</text:p>
          </table:table-cell>
          <table:table-cell table:style-name="ce4" office:value-type="float" office:value="0.00000000000727595761415696" calcext:value-type="float">
            <text:p>7,28E-12</text:p>
          </table:table-cell>
          <table:table-cell table:style-name="ce4" office:value-type="float" office:value="2.64697796016969E-023" calcext:value-type="float">
            <text:p>2,65E-23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0.000000476837158203125" calcext:value-type="float">
            <text:p>4,77E-07</text:p>
          </table:table-cell>
          <table:table-cell table:style-name="ce4" office:value-type="float" office:value="0.000000000000113686837721616" calcext:value-type="float">
            <text:p>1,14E-13</text:p>
          </table:table-cell>
          <table:table-cell table:style-name="ce4" office:value-type="float" office:value="0.00000000000011368683772161" calcext:value-type="float">
            <text:p>1,14E-13</text:p>
          </table:table-cell>
          <table:table-cell table:style-name="ce4" office:value-type="float" office:value="6.46234853557053E-027" calcext:value-type="float">
            <text:p>6,46E-27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0.0000000596046447753906" calcext:value-type="float">
            <text:p>5,96E-08</text:p>
          </table:table-cell>
          <table:table-cell table:style-name="ce4" office:value-type="float" office:value="1.77635683940025E-015" calcext:value-type="float">
            <text:p>1,78E-15</text:p>
          </table:table-cell>
          <table:table-cell table:style-name="ce4" office:value-type="float" office:value="1.77635683940025E-015" calcext:value-type="float">
            <text:p>1,78E-15</text:p>
          </table:table-cell>
          <table:table-cell table:style-name="ce4" office:value-type="float" office:value="1.57772181044202E-030" calcext:value-type="float">
            <text:p>1,58E-3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00000000745058059692383" calcext:value-type="float">
            <text:p>7,45E-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7555756156289E-017" calcext:value-type="float">
            <text:p>2,78E-17</text:p>
          </table:table-cell>
          <table:table-cell table:style-name="ce4" office:value-type="float" office:value="-2.77555756156289E-017" calcext:value-type="float">
            <text:p>-2,78E-1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000000000931322574615479" calcext:value-type="float">
            <text:p>9,31E-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33680868994202E-019" calcext:value-type="float">
            <text:p>4,34E-19</text:p>
          </table:table-cell>
          <table:table-cell table:style-name="ce4" office:value-type="float" office:value="-4.33680868994202E-019" calcext:value-type="float">
            <text:p>-4,34E-1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000000000116415321826935" calcext:value-type="float">
            <text:p>1,16E-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7762635780344E-021" calcext:value-type="float">
            <text:p>6,78E-21</text:p>
          </table:table-cell>
          <table:table-cell table:style-name="ce4" office:value-type="float" office:value="-6.7762635780344E-021" calcext:value-type="float">
            <text:p>-6,78E-2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.0000000000145519152283669" calcext:value-type="float">
            <text:p>1,46E-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5879118406788E-022" calcext:value-type="float">
            <text:p>1,06E-22</text:p>
          </table:table-cell>
          <table:table-cell table:style-name="ce4" office:value-type="float" office:value="-1.05879118406788E-022" calcext:value-type="float">
            <text:p>-1,06E-2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00000000000181898940354586" calcext:value-type="float">
            <text:p>1,82E-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5436122510606E-024" calcext:value-type="float">
            <text:p>1,65E-24</text:p>
          </table:table-cell>
          <table:table-cell table:style-name="ce4" office:value-type="float" office:value="-1.65436122510606E-024" calcext:value-type="float">
            <text:p>-1,65E-2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0.000000000000227373675443232" calcext:value-type="float">
            <text:p>2,27E-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58493941422821E-026" calcext:value-type="float">
            <text:p>2,58E-26</text:p>
          </table:table-cell>
          <table:table-cell table:style-name="ce4" office:value-type="float" office:value="-2.58493941422821E-026" calcext:value-type="float">
            <text:p>-2,58E-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000000000000028421709430404" calcext:value-type="float">
            <text:p>2,84E-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03896783473158E-028" calcext:value-type="float">
            <text:p>4,04E-28</text:p>
          </table:table-cell>
          <table:table-cell table:style-name="ce4" office:value-type="float" office:value="-4.03896783473158E-028" calcext:value-type="float">
            <text:p>-4,04E-2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3.5527136788005E-015" calcext:value-type="float">
            <text:p>3,55E-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31088724176809E-030" calcext:value-type="float">
            <text:p>6,31E-30</text:p>
          </table:table-cell>
          <table:table-cell table:style-name="ce4" office:value-type="float" office:value="-6.31088724176809E-030" calcext:value-type="float">
            <text:p>-6,31E-3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4.44089209850063E-016" calcext:value-type="float">
            <text:p>4,44E-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86076131526265E-032" calcext:value-type="float">
            <text:p>9,86E-32</text:p>
          </table:table-cell>
          <table:table-cell table:style-name="ce4" office:value-type="float" office:value="-9.86076131526265E-032" calcext:value-type="float">
            <text:p>-9,86E-3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5.55111512312578E-017" calcext:value-type="float">
            <text:p>5,55E-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54074395550979E-033" calcext:value-type="float">
            <text:p>1,54E-33</text:p>
          </table:table-cell>
          <table:table-cell table:style-name="ce4" office:value-type="float" office:value="-1.54074395550979E-033" calcext:value-type="float">
            <text:p>-1,54E-3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6.93889390390723E-018" calcext:value-type="float">
            <text:p>6,94E-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40741243048405E-035" calcext:value-type="float">
            <text:p>2,41E-35</text:p>
          </table:table-cell>
          <table:table-cell table:style-name="ce4" office:value-type="float" office:value="-2.40741243048405E-035" calcext:value-type="float">
            <text:p>-2,41E-3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8.67361737988404E-019" calcext:value-type="float">
            <text:p>8,67E-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76158192263132E-037" calcext:value-type="float">
            <text:p>3,76E-37</text:p>
          </table:table-cell>
          <table:table-cell table:style-name="ce4" office:value-type="float" office:value="-3.76158192263132E-037" calcext:value-type="float">
            <text:p>-3,76E-3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.0842021724855E-019" calcext:value-type="float">
            <text:p>1,08E-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87747175411144E-039" calcext:value-type="float">
            <text:p>5,88E-39</text:p>
          </table:table-cell>
          <table:table-cell table:style-name="ce4" office:value-type="float" office:value="-5.87747175411144E-039" calcext:value-type="float">
            <text:p>-5,88E-3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.35525271560688E-020" calcext:value-type="float">
            <text:p>1,36E-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18354961579912E-041" calcext:value-type="float">
            <text:p>9,18E-41</text:p>
          </table:table-cell>
          <table:table-cell table:style-name="ce4" office:value-type="float" office:value="-9.18354961579912E-041" calcext:value-type="float">
            <text:p>-9,18E-4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.6940658945086E-021" calcext:value-type="float">
            <text:p>1,69E-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43492962746861E-042" calcext:value-type="float">
            <text:p>1,43E-42</text:p>
          </table:table-cell>
          <table:table-cell table:style-name="ce4" office:value-type="float" office:value="-1.43492962746861E-042" calcext:value-type="float">
            <text:p>-1,43E-4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2.11758236813575E-022" calcext:value-type="float">
            <text:p>2,12E-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4207754291971E-044" calcext:value-type="float">
            <text:p>2,24E-44</text:p>
          </table:table-cell>
          <table:table-cell table:style-name="ce4" office:value-type="float" office:value="-2.24207754291971E-044" calcext:value-type="float">
            <text:p>-2,24E-4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2.64697796016969E-023" calcext:value-type="float">
            <text:p>2,65E-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50324616081204E-046" calcext:value-type="float">
            <text:p>3,50E-46</text:p>
          </table:table-cell>
          <table:table-cell table:style-name="ce4" office:value-type="float" office:value="-3.50324616081204E-046" calcext:value-type="float">
            <text:p>-3,50E-4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.30872245021211E-024" calcext:value-type="float">
            <text:p>3,31E-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47382212626882E-048" calcext:value-type="float">
            <text:p>5,47E-48</text:p>
          </table:table-cell>
          <table:table-cell table:style-name="ce4" office:value-type="float" office:value="-5.47382212626882E-048" calcext:value-type="float">
            <text:p>-5,47E-4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4.13590306276514E-025" calcext:value-type="float">
            <text:p>4,14E-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.55284707229503E-050" calcext:value-type="float">
            <text:p>8,55E-50</text:p>
          </table:table-cell>
          <table:table-cell table:style-name="ce4" office:value-type="float" office:value="-8.55284707229503E-050" calcext:value-type="float">
            <text:p>-8,55E-5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5.16987882845642E-026" calcext:value-type="float">
            <text:p>5,17E-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3363823550461E-051" calcext:value-type="float">
            <text:p>1,34E-51</text:p>
          </table:table-cell>
          <table:table-cell table:style-name="ce4" office:value-type="float" office:value="-1.3363823550461E-051" calcext:value-type="float">
            <text:p>-1,34E-5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6.46234853557053E-027" calcext:value-type="float">
            <text:p>6,46E-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08809742975953E-053" calcext:value-type="float">
            <text:p>2,09E-53</text:p>
          </table:table-cell>
          <table:table-cell table:style-name="ce4" office:value-type="float" office:value="-2.08809742975953E-053" calcext:value-type="float">
            <text:p>-2,09E-5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8.07793566946316E-028" calcext:value-type="float">
            <text:p>8,08E-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26265223399926E-055" calcext:value-type="float">
            <text:p>3,26E-55</text:p>
          </table:table-cell>
          <table:table-cell table:style-name="ce4" office:value-type="float" office:value="-3.26265223399926E-055" calcext:value-type="float">
            <text:p>-3,26E-5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.0097419586829E-028" calcext:value-type="float">
            <text:p>1,01E-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09789411562385E-057" calcext:value-type="float">
            <text:p>5,10E-57</text:p>
          </table:table-cell>
          <table:table-cell table:style-name="ce4" office:value-type="float" office:value="-5.09789411562385E-057" calcext:value-type="float">
            <text:p>-5,10E-5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.26217744835362E-029" calcext:value-type="float">
            <text:p>1,26E-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96545955566226E-059" calcext:value-type="float">
            <text:p>7,97E-59</text:p>
          </table:table-cell>
          <table:table-cell table:style-name="ce4" office:value-type="float" office:value="-7.96545955566226E-059" calcext:value-type="float">
            <text:p>-7,97E-5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.57772181044202E-030" calcext:value-type="float">
            <text:p>1,58E-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24460305557223E-060" calcext:value-type="float">
            <text:p>1,24E-60</text:p>
          </table:table-cell>
          <table:table-cell table:style-name="ce4" office:value-type="float" office:value="-1.24460305557223E-060" calcext:value-type="float">
            <text:p>-1,24E-6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.97215226305253E-031" calcext:value-type="float">
            <text:p>1,97E-3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94469227433161E-062" calcext:value-type="float">
            <text:p>1,94E-62</text:p>
          </table:table-cell>
          <table:table-cell table:style-name="ce4" office:value-type="float" office:value="-1.94469227433161E-062" calcext:value-type="float">
            <text:p>-1,94E-6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.46519032881566E-032" calcext:value-type="float">
            <text:p>2,47E-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03858167864314E-064" calcext:value-type="float">
            <text:p>3,04E-64</text:p>
          </table:table-cell>
          <table:table-cell table:style-name="ce4" office:value-type="float" office:value="-3.03858167864314E-064" calcext:value-type="float">
            <text:p>-3,04E-6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3.08148791101958E-033" calcext:value-type="float">
            <text:p>3,08E-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7477838728799E-066" calcext:value-type="float">
            <text:p>4,75E-66</text:p>
          </table:table-cell>
          <table:table-cell table:style-name="ce4" office:value-type="float" office:value="-4.7477838728799E-066" calcext:value-type="float">
            <text:p>-4,75E-6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.85185988877447E-034" calcext:value-type="float">
            <text:p>3,85E-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41841230137484E-068" calcext:value-type="float">
            <text:p>7,42E-68</text:p>
          </table:table-cell>
          <table:table-cell table:style-name="ce4" office:value-type="float" office:value="-7.41841230137484E-068" calcext:value-type="float">
            <text:p>-7,42E-6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.81482486096809E-035" calcext:value-type="float">
            <text:p>4,81E-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15912692208982E-069" calcext:value-type="float">
            <text:p>1,16E-69</text:p>
          </table:table-cell>
          <table:table-cell table:style-name="ce4" office:value-type="float" office:value="-1.15912692208982E-069" calcext:value-type="float">
            <text:p>-1,16E-6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6.01853107621011E-036" calcext:value-type="float">
            <text:p>6,02E-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81113581576534E-071" calcext:value-type="float">
            <text:p>1,81E-71</text:p>
          </table:table-cell>
          <table:table-cell table:style-name="ce4" office:value-type="float" office:value="-1.81113581576534E-071" calcext:value-type="float">
            <text:p>-1,81E-7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7.52316384526264E-037" calcext:value-type="float">
            <text:p>7,52E-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82989971213335E-073" calcext:value-type="float">
            <text:p>2,83E-73</text:p>
          </table:table-cell>
          <table:table-cell table:style-name="ce4" office:value-type="float" office:value="-2.82989971213335E-073" calcext:value-type="float">
            <text:p>-2,83E-7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9.4039548065783E-038" calcext:value-type="float">
            <text:p>9,40E-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42171830020836E-075" calcext:value-type="float">
            <text:p>4,42E-75</text:p>
          </table:table-cell>
          <table:table-cell table:style-name="ce4" office:value-type="float" office:value="-4.42171830020836E-075" calcext:value-type="float">
            <text:p>-4,42E-7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.17549435082229E-038" calcext:value-type="float">
            <text:p>1,18E-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90893484407556E-077" calcext:value-type="float">
            <text:p>6,91E-77</text:p>
          </table:table-cell>
          <table:table-cell table:style-name="ce4" office:value-type="float" office:value="-6.90893484407556E-077" calcext:value-type="float">
            <text:p>-6,91E-7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.46936793852786E-039" calcext:value-type="float">
            <text:p>1,47E-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7952106938681E-078" calcext:value-type="float">
            <text:p>1,08E-78</text:p>
          </table:table-cell>
          <table:table-cell table:style-name="ce4" office:value-type="float" office:value="-1.07952106938681E-078" calcext:value-type="float">
            <text:p>-1,08E-7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1.83670992315982E-040" calcext:value-type="float">
            <text:p>1,84E-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8675167091688E-080" calcext:value-type="float">
            <text:p>1,69E-80</text:p>
          </table:table-cell>
          <table:table-cell table:style-name="ce4" office:value-type="float" office:value="-1.68675167091688E-080" calcext:value-type="float">
            <text:p>-1,69E-8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2.29588740394978E-041" calcext:value-type="float">
            <text:p>2,30E-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63554948580763E-082" calcext:value-type="float">
            <text:p>2,64E-82</text:p>
          </table:table-cell>
          <table:table-cell table:style-name="ce4" office:value-type="float" office:value="-2.63554948580763E-082" calcext:value-type="float">
            <text:p>-2,64E-8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2.86985925493723E-042" calcext:value-type="float">
            <text:p>2,87E-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11804607157442E-084" calcext:value-type="float">
            <text:p>4,12E-84</text:p>
          </table:table-cell>
          <table:table-cell table:style-name="ce4" office:value-type="float" office:value="-4.11804607157442E-084" calcext:value-type="float">
            <text:p>-4,12E-8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.58732406867153E-043" calcext:value-type="float">
            <text:p>3,59E-4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43444698683504E-086" calcext:value-type="float">
            <text:p>6,43E-86</text:p>
          </table:table-cell>
          <table:table-cell table:style-name="ce4" office:value-type="float" office:value="-6.43444698683504E-086" calcext:value-type="float">
            <text:p>-6,43E-8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.48415508583942E-044" calcext:value-type="float">
            <text:p>4,48E-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0538234169297E-087" calcext:value-type="float">
            <text:p>1,01E-87</text:p>
          </table:table-cell>
          <table:table-cell table:style-name="ce4" office:value-type="float" office:value="-1.00538234169297E-087" calcext:value-type="float">
            <text:p>-1,01E-8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5.60519385729927E-045" calcext:value-type="float">
            <text:p>5,61E-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57090990889527E-089" calcext:value-type="float">
            <text:p>1,57E-89</text:p>
          </table:table-cell>
          <table:table-cell table:style-name="ce4" office:value-type="float" office:value="-1.57090990889527E-089" calcext:value-type="float">
            <text:p>-1,57E-8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7.00649232162409E-046" calcext:value-type="float">
            <text:p>7,01E-4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45454673264886E-091" calcext:value-type="float">
            <text:p>2,45E-91</text:p>
          </table:table-cell>
          <table:table-cell table:style-name="ce4" office:value-type="float" office:value="-2.45454673264886E-091" calcext:value-type="float">
            <text:p>-2,45E-9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8.75811540203011E-047" calcext:value-type="float">
            <text:p>8,76E-4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83522926976385E-093" calcext:value-type="float">
            <text:p>3,84E-93</text:p>
          </table:table-cell>
          <table:table-cell table:style-name="ce4" office:value-type="float" office:value="-3.83522926976385E-093" calcext:value-type="float">
            <text:p>-3,84E-9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.09476442525376E-047" calcext:value-type="float">
            <text:p>1,09E-4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99254573400601E-095" calcext:value-type="float">
            <text:p>5,99E-95</text:p>
          </table:table-cell>
          <table:table-cell table:style-name="ce4" office:value-type="float" office:value="-5.99254573400601E-095" calcext:value-type="float">
            <text:p>-5,99E-9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.3684555315672E-048" calcext:value-type="float">
            <text:p>1,37E-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3633527093844E-097" calcext:value-type="float">
            <text:p>9,36E-97</text:p>
          </table:table-cell>
          <table:table-cell table:style-name="ce4" office:value-type="float" office:value="-9.3633527093844E-097" calcext:value-type="float">
            <text:p>-9,36E-9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.71056941445901E-049" calcext:value-type="float">
            <text:p>1,71E-4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46302386084131E-098" calcext:value-type="float">
            <text:p>1,46E-98</text:p>
          </table:table-cell>
          <table:table-cell table:style-name="ce4" office:value-type="float" office:value="-1.46302386084131E-098" calcext:value-type="float">
            <text:p>-1,46E-9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2.13821176807376E-050" calcext:value-type="float">
            <text:p>2,14E-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8597478256455E-100" calcext:value-type="float">
            <text:p>2,29E-100</text:p>
          </table:table-cell>
          <table:table-cell table:style-name="ce4" office:value-type="float" office:value="-2.28597478256455E-100" calcext:value-type="float">
            <text:p>-2,29E-10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.6727647100922E-051" calcext:value-type="float">
            <text:p>2,67E-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57183559775711E-102" calcext:value-type="float">
            <text:p>3,57E-102</text:p>
          </table:table-cell>
          <table:table-cell table:style-name="ce4" office:value-type="float" office:value="-3.57183559775711E-102" calcext:value-type="float">
            <text:p>-3,57E-10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.34095588761524E-052" calcext:value-type="float">
            <text:p>3,34E-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58099312149548E-104" calcext:value-type="float">
            <text:p>5,58E-104</text:p>
          </table:table-cell>
          <table:table-cell table:style-name="ce4" office:value-type="float" office:value="-5.58099312149548E-104" calcext:value-type="float">
            <text:p>-5,58E-10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4.17619485951906E-053" calcext:value-type="float">
            <text:p>4,18E-5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.72030175233669E-106" calcext:value-type="float">
            <text:p>8,72E-106</text:p>
          </table:table-cell>
          <table:table-cell table:style-name="ce4" office:value-type="float" office:value="-8.72030175233669E-106" calcext:value-type="float">
            <text:p>-8,72E-1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.22024357439882E-054" calcext:value-type="float">
            <text:p>5,22E-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36254714880261E-107" calcext:value-type="float">
            <text:p>1,36E-107</text:p>
          </table:table-cell>
          <table:table-cell table:style-name="ce4" office:value-type="float" office:value="-1.36254714880261E-107" calcext:value-type="float">
            <text:p>-1,36E-10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6.52530446799853E-055" calcext:value-type="float">
            <text:p>6,53E-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12897992000408E-109" calcext:value-type="float">
            <text:p>2,13E-109</text:p>
          </table:table-cell>
          <table:table-cell table:style-name="ce4" office:value-type="float" office:value="-2.12897992000408E-109" calcext:value-type="float">
            <text:p>-2,13E-10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8.15663058499816E-056" calcext:value-type="float">
            <text:p>8,16E-5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32653112500637E-111" calcext:value-type="float">
            <text:p>3,33E-111</text:p>
          </table:table-cell>
          <table:table-cell table:style-name="ce4" office:value-type="float" office:value="-3.32653112500637E-111" calcext:value-type="float">
            <text:p>-3,33E-11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1.01957882312477E-056" calcext:value-type="float">
            <text:p>1,02E-5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19770488282245E-113" calcext:value-type="float">
            <text:p>5,20E-113</text:p>
          </table:table-cell>
          <table:table-cell table:style-name="ce4" office:value-type="float" office:value="-5.19770488282245E-113" calcext:value-type="float">
            <text:p>-5,20E-11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1.27447352890596E-057" calcext:value-type="float">
            <text:p>1,27E-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.12141387941008E-115" calcext:value-type="float">
            <text:p>8,12E-115</text:p>
          </table:table-cell>
          <table:table-cell table:style-name="ce4" office:value-type="float" office:value="-8.12141387941008E-115" calcext:value-type="float">
            <text:p>-8,12E-115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.59309191113245E-058" calcext:value-type="float">
            <text:p>1,59E-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26897091865782E-116" calcext:value-type="float">
            <text:p>1,27E-116</text:p>
          </table:table-cell>
          <table:table-cell table:style-name="ce4" office:value-type="float" office:value="-1.26897091865782E-116" calcext:value-type="float">
            <text:p>-1,27E-11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1.99136488891557E-059" calcext:value-type="float">
            <text:p>1,99E-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98276706040285E-118" calcext:value-type="float">
            <text:p>1,98E-118</text:p>
          </table:table-cell>
          <table:table-cell table:style-name="ce4" office:value-type="float" office:value="-1.98276706040285E-118" calcext:value-type="float">
            <text:p>-1,98E-11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2.48920611114446E-060" calcext:value-type="float">
            <text:p>2,49E-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09807353187945E-120" calcext:value-type="float">
            <text:p>3,10E-120</text:p>
          </table:table-cell>
          <table:table-cell table:style-name="ce4" office:value-type="float" office:value="-3.09807353187945E-120" calcext:value-type="float">
            <text:p>-3,10E-12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.11150763893057E-061" calcext:value-type="float">
            <text:p>3,11E-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84073989356165E-122" calcext:value-type="float">
            <text:p>4,84E-122</text:p>
          </table:table-cell>
          <table:table-cell table:style-name="ce4" office:value-type="float" office:value="-4.84073989356165E-122" calcext:value-type="float">
            <text:p>-4,84E-12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.88938454866321E-062" calcext:value-type="float">
            <text:p>3,89E-6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56365608369008E-124" calcext:value-type="float">
            <text:p>7,56E-124</text:p>
          </table:table-cell>
          <table:table-cell table:style-name="ce4" office:value-type="float" office:value="-7.56365608369008E-124" calcext:value-type="float">
            <text:p>-7,56E-12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4.86173068582902E-063" calcext:value-type="float">
            <text:p>4,86E-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18182126307657E-125" calcext:value-type="float">
            <text:p>1,18E-125</text:p>
          </table:table-cell>
          <table:table-cell table:style-name="ce4" office:value-type="float" office:value="-1.18182126307657E-125" calcext:value-type="float">
            <text:p>-1,18E-12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6.07716335728627E-064" calcext:value-type="float">
            <text:p>6,08E-6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84659572355715E-127" calcext:value-type="float">
            <text:p>1,85E-127</text:p>
          </table:table-cell>
          <table:table-cell table:style-name="ce4" office:value-type="float" office:value="-1.84659572355715E-127" calcext:value-type="float">
            <text:p>-1,85E-12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7.59645419660784E-065" calcext:value-type="float">
            <text:p>7,60E-6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88530581805804E-129" calcext:value-type="float">
            <text:p>2,89E-129</text:p>
          </table:table-cell>
          <table:table-cell table:style-name="ce4" office:value-type="float" office:value="-2.88530581805804E-129" calcext:value-type="float">
            <text:p>-2,89E-12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9.4955677457598E-066" calcext:value-type="float">
            <text:p>9,50E-6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50829034071569E-131" calcext:value-type="float">
            <text:p>4,51E-131</text:p>
          </table:table-cell>
          <table:table-cell table:style-name="ce4" office:value-type="float" office:value="-4.50829034071569E-131" calcext:value-type="float">
            <text:p>-4,51E-13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.18694596821997E-066" calcext:value-type="float">
            <text:p>1,19E-6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04420365736827E-133" calcext:value-type="float">
            <text:p>7,04E-133</text:p>
          </table:table-cell>
          <table:table-cell table:style-name="ce4" office:value-type="float" office:value="-7.04420365736827E-133" calcext:value-type="float">
            <text:p>-7,04E-13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.48368246027497E-067" calcext:value-type="float">
            <text:p>1,48E-6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10065682146379E-134" calcext:value-type="float">
            <text:p>1,10E-134</text:p>
          </table:table-cell>
          <table:table-cell table:style-name="ce4" office:value-type="float" office:value="-1.10065682146379E-134" calcext:value-type="float">
            <text:p>-1,10E-134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1.85460307534371E-068" calcext:value-type="float">
            <text:p>1,85E-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71977628353717E-136" calcext:value-type="float">
            <text:p>1,72E-136</text:p>
          </table:table-cell>
          <table:table-cell table:style-name="ce4" office:value-type="float" office:value="-1.71977628353717E-136" calcext:value-type="float">
            <text:p>-1,72E-13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.31825384417964E-069" calcext:value-type="float">
            <text:p>2,32E-6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68715044302684E-138" calcext:value-type="float">
            <text:p>2,69E-138</text:p>
          </table:table-cell>
          <table:table-cell table:style-name="ce4" office:value-type="float" office:value="-2.68715044302684E-138" calcext:value-type="float">
            <text:p>-2,69E-13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2.89781730522455E-070" calcext:value-type="float">
            <text:p>2,90E-7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19867256722943E-140" calcext:value-type="float">
            <text:p>4,20E-140</text:p>
          </table:table-cell>
          <table:table-cell table:style-name="ce4" office:value-type="float" office:value="-4.19867256722943E-140" calcext:value-type="float">
            <text:p>-4,20E-14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3.62227163153068E-071" calcext:value-type="float">
            <text:p>3,62E-7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56042588629598E-142" calcext:value-type="float">
            <text:p>6,56E-142</text:p>
          </table:table-cell>
          <table:table-cell table:style-name="ce4" office:value-type="float" office:value="-6.56042588629598E-142" calcext:value-type="float">
            <text:p>-6,56E-14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4.52783953941336E-072" calcext:value-type="float">
            <text:p>4,53E-7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2506654473375E-143" calcext:value-type="float">
            <text:p>1,03E-143</text:p>
          </table:table-cell>
          <table:table-cell table:style-name="ce4" office:value-type="float" office:value="-1.02506654473375E-143" calcext:value-type="float">
            <text:p>-1,03E-14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5.6597994242667E-073" calcext:value-type="float">
            <text:p>5,66E-7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0166647614648E-145" calcext:value-type="float">
            <text:p>1,60E-145</text:p>
          </table:table-cell>
          <table:table-cell table:style-name="ce4" office:value-type="float" office:value="-1.60166647614648E-145" calcext:value-type="float">
            <text:p>-1,60E-14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7.07474928033337E-074" calcext:value-type="float">
            <text:p>7,07E-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50260386897888E-147" calcext:value-type="float">
            <text:p>2,50E-147</text:p>
          </table:table-cell>
          <table:table-cell table:style-name="ce4" office:value-type="float" office:value="-2.50260386897888E-147" calcext:value-type="float">
            <text:p>-2,50E-14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8.84343660041671E-075" calcext:value-type="float">
            <text:p>8,84E-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91031854527949E-149" calcext:value-type="float">
            <text:p>3,91E-149</text:p>
          </table:table-cell>
          <table:table-cell table:style-name="ce4" office:value-type="float" office:value="-3.91031854527949E-149" calcext:value-type="float">
            <text:p>-3,91E-14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.10542957505209E-075" calcext:value-type="float">
            <text:p>1,11E-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10987272699921E-151" calcext:value-type="float">
            <text:p>6,11E-151</text:p>
          </table:table-cell>
          <table:table-cell table:style-name="ce4" office:value-type="float" office:value="-6.10987272699921E-151" calcext:value-type="float">
            <text:p>-6,11E-15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.38178696881511E-076" calcext:value-type="float">
            <text:p>1,38E-7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54667613593626E-153" calcext:value-type="float">
            <text:p>9,55E-153</text:p>
          </table:table-cell>
          <table:table-cell table:style-name="ce4" office:value-type="float" office:value="-9.54667613593626E-153" calcext:value-type="float">
            <text:p>-9,55E-15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1.72723371101889E-077" calcext:value-type="float">
            <text:p>1,73E-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49166814624004E-154" calcext:value-type="float">
            <text:p>1,49E-154</text:p>
          </table:table-cell>
          <table:table-cell table:style-name="ce4" office:value-type="float" office:value="-1.49166814624004E-154" calcext:value-type="float">
            <text:p>-1,49E-15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2.15904213877361E-078" calcext:value-type="float">
            <text:p>2,16E-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33073147850006E-156" calcext:value-type="float">
            <text:p>2,33E-156</text:p>
          </table:table-cell>
          <table:table-cell table:style-name="ce4" office:value-type="float" office:value="-2.33073147850006E-156" calcext:value-type="float">
            <text:p>-2,33E-15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2.69880267346701E-079" calcext:value-type="float">
            <text:p>2,70E-7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64176793515635E-158" calcext:value-type="float">
            <text:p>3,64E-158</text:p>
          </table:table-cell>
          <table:table-cell table:style-name="ce4" office:value-type="float" office:value="-3.64176793515635E-158" calcext:value-type="float">
            <text:p>-3,64E-15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.37350334183377E-080" calcext:value-type="float">
            <text:p>3,37E-8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6902623986818E-160" calcext:value-type="float">
            <text:p>5,69E-160</text:p>
          </table:table-cell>
          <table:table-cell table:style-name="ce4" office:value-type="float" office:value="-5.6902623986818E-160" calcext:value-type="float">
            <text:p>-5,69E-16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4.21687917729221E-081" calcext:value-type="float">
            <text:p>4,22E-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.89103499794031E-162" calcext:value-type="float">
            <text:p>8,89E-162</text:p>
          </table:table-cell>
          <table:table-cell table:style-name="ce4" office:value-type="float" office:value="-8.89103499794031E-162" calcext:value-type="float">
            <text:p>-8,89E-16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5.27109897161526E-082" calcext:value-type="float">
            <text:p>5,27E-8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38922421842817E-163" calcext:value-type="float">
            <text:p>1,39E-163</text:p>
          </table:table-cell>
          <table:table-cell table:style-name="ce4" office:value-type="float" office:value="-1.38922421842817E-163" calcext:value-type="float">
            <text:p>-1,39E-16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.58887371451908E-083" calcext:value-type="float">
            <text:p>6,59E-8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17066284129402E-165" calcext:value-type="float">
            <text:p>2,17E-165</text:p>
          </table:table-cell>
          <table:table-cell table:style-name="ce4" office:value-type="float" office:value="-2.17066284129402E-165" calcext:value-type="float">
            <text:p>-2,17E-16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8.23609214314885E-084" calcext:value-type="float">
            <text:p>8,24E-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39166068952191E-167" calcext:value-type="float">
            <text:p>3,39E-167</text:p>
          </table:table-cell>
          <table:table-cell table:style-name="ce4" office:value-type="float" office:value="-3.39166068952191E-167" calcext:value-type="float">
            <text:p>-3,39E-16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.02951151789361E-084" calcext:value-type="float">
            <text:p>1,03E-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29946982737798E-169" calcext:value-type="float">
            <text:p>5,30E-169</text:p>
          </table:table-cell>
          <table:table-cell table:style-name="ce4" office:value-type="float" office:value="-5.29946982737798E-169" calcext:value-type="float">
            <text:p>-5,30E-16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1.28688939736701E-085" calcext:value-type="float">
            <text:p>1,29E-8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.2804216052781E-171" calcext:value-type="float">
            <text:p>8,28E-171</text:p>
          </table:table-cell>
          <table:table-cell table:style-name="ce4" office:value-type="float" office:value="-8.2804216052781E-171" calcext:value-type="float">
            <text:p>-8,28E-17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1.60861174670876E-086" calcext:value-type="float">
            <text:p>1,61E-8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2938158758247E-172" calcext:value-type="float">
            <text:p>1,29E-172</text:p>
          </table:table-cell>
          <table:table-cell table:style-name="ce4" office:value-type="float" office:value="-1.2938158758247E-172" calcext:value-type="float">
            <text:p>-1,29E-17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2.01076468338595E-087" calcext:value-type="float">
            <text:p>2,01E-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0215873059761E-174" calcext:value-type="float">
            <text:p>2,02E-174</text:p>
          </table:table-cell>
          <table:table-cell table:style-name="ce4" office:value-type="float" office:value="-2.0215873059761E-174" calcext:value-type="float">
            <text:p>-2,02E-17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.51345585423244E-088" calcext:value-type="float">
            <text:p>2,51E-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15873016558765E-176" calcext:value-type="float">
            <text:p>3,16E-176</text:p>
          </table:table-cell>
          <table:table-cell table:style-name="ce4" office:value-type="float" office:value="-3.15873016558765E-176" calcext:value-type="float">
            <text:p>-3,16E-17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3.14181981779054E-089" calcext:value-type="float">
            <text:p>3,14E-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93551588373071E-178" calcext:value-type="float">
            <text:p>4,94E-178</text:p>
          </table:table-cell>
          <table:table-cell table:style-name="ce4" office:value-type="float" office:value="-4.93551588373071E-178" calcext:value-type="float">
            <text:p>-4,94E-17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3.92727477223818E-090" calcext:value-type="float">
            <text:p>3,93E-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71174356832923E-180" calcext:value-type="float">
            <text:p>7,71E-180</text:p>
          </table:table-cell>
          <table:table-cell table:style-name="ce4" office:value-type="float" office:value="-7.71174356832923E-180" calcext:value-type="float">
            <text:p>-7,71E-18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.90909346529773E-091" calcext:value-type="float">
            <text:p>4,91E-9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20495993255144E-181" calcext:value-type="float">
            <text:p>1,20E-181</text:p>
          </table:table-cell>
          <table:table-cell table:style-name="ce4" office:value-type="float" office:value="-1.20495993255144E-181" calcext:value-type="float">
            <text:p>-1,20E-18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6.13636683162216E-092" calcext:value-type="float">
            <text:p>6,14E-9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88274989461163E-183" calcext:value-type="float">
            <text:p>1,88E-183</text:p>
          </table:table-cell>
          <table:table-cell table:style-name="ce4" office:value-type="float" office:value="-1.88274989461163E-183" calcext:value-type="float">
            <text:p>-1,88E-18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7.6704585395277E-093" calcext:value-type="float">
            <text:p>7,67E-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94179671033067E-185" calcext:value-type="float">
            <text:p>2,94E-185</text:p>
          </table:table-cell>
          <table:table-cell table:style-name="ce4" office:value-type="float" office:value="-2.94179671033067E-185" calcext:value-type="float">
            <text:p>-2,94E-18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9.58807317440962E-094" calcext:value-type="float">
            <text:p>9,59E-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59655735989167E-187" calcext:value-type="float">
            <text:p>4,60E-187</text:p>
          </table:table-cell>
          <table:table-cell table:style-name="ce4" office:value-type="float" office:value="-4.59655735989167E-187" calcext:value-type="float">
            <text:p>-4,60E-18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1.1985091468012E-094" calcext:value-type="float">
            <text:p>1,20E-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18212087483073E-189" calcext:value-type="float">
            <text:p>7,18E-189</text:p>
          </table:table-cell>
          <table:table-cell table:style-name="ce4" office:value-type="float" office:value="-7.18212087483073E-189" calcext:value-type="float">
            <text:p>-7,18E-18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.4981364335015E-095" calcext:value-type="float">
            <text:p>1,50E-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1222063866923E-190" calcext:value-type="float">
            <text:p>1,12E-190</text:p>
          </table:table-cell>
          <table:table-cell table:style-name="ce4" office:value-type="float" office:value="-1.1222063866923E-190" calcext:value-type="float">
            <text:p>-1,12E-19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1.87267054187688E-096" calcext:value-type="float">
            <text:p>1,87E-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75344747920672E-192" calcext:value-type="float">
            <text:p>1,75E-192</text:p>
          </table:table-cell>
          <table:table-cell table:style-name="ce4" office:value-type="float" office:value="-1.75344747920672E-192" calcext:value-type="float">
            <text:p>-1,75E-19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2.3408381773461E-097" calcext:value-type="float">
            <text:p>2,34E-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397616862605E-194" calcext:value-type="float">
            <text:p>2,74E-194</text:p>
          </table:table-cell>
          <table:table-cell table:style-name="ce4" office:value-type="float" office:value="-2.7397616862605E-194" calcext:value-type="float">
            <text:p>-2,74E-194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.92604772168262E-098" calcext:value-type="float">
            <text:p>2,93E-9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28087763478204E-196" calcext:value-type="float">
            <text:p>4,28E-196</text:p>
          </table:table-cell>
          <table:table-cell table:style-name="ce4" office:value-type="float" office:value="-4.28087763478204E-196" calcext:value-type="float">
            <text:p>-4,28E-19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3.65755965210328E-099" calcext:value-type="float">
            <text:p>3,66E-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68887130434693E-198" calcext:value-type="float">
            <text:p>6,69E-198</text:p>
          </table:table-cell>
          <table:table-cell table:style-name="ce4" office:value-type="float" office:value="-6.68887130434693E-198" calcext:value-type="float">
            <text:p>-6,69E-19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.5719495651291E-100" calcext:value-type="float">
            <text:p>4,57E-1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4513614130421E-199" calcext:value-type="float">
            <text:p>1,05E-199</text:p>
          </table:table-cell>
          <table:table-cell table:style-name="ce4" office:value-type="float" office:value="-1.04513614130421E-199" calcext:value-type="float">
            <text:p>-1,05E-199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5.71493695641138E-101" calcext:value-type="float">
            <text:p>5,71E-1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3302522078783E-201" calcext:value-type="float">
            <text:p>1,63E-201</text:p>
          </table:table-cell>
          <table:table-cell table:style-name="ce4" office:value-type="float" office:value="-1.63302522078783E-201" calcext:value-type="float">
            <text:p>-1,63E-20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7.14367119551422E-102" calcext:value-type="float">
            <text:p>7,14E-1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55160190748098E-203" calcext:value-type="float">
            <text:p>2,55E-203</text:p>
          </table:table-cell>
          <table:table-cell table:style-name="ce4" office:value-type="float" office:value="-2.55160190748098E-203" calcext:value-type="float">
            <text:p>-2,55E-20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8.92958899439277E-103" calcext:value-type="float">
            <text:p>8,93E-10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98687798043903E-205" calcext:value-type="float">
            <text:p>3,99E-205</text:p>
          </table:table-cell>
          <table:table-cell table:style-name="ce4" office:value-type="float" office:value="-3.98687798043903E-205" calcext:value-type="float">
            <text:p>-3,99E-20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.1161986242991E-103" calcext:value-type="float">
            <text:p>1,12E-10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22949684443598E-207" calcext:value-type="float">
            <text:p>6,23E-207</text:p>
          </table:table-cell>
          <table:table-cell table:style-name="ce4" office:value-type="float" office:value="-6.22949684443598E-207" calcext:value-type="float">
            <text:p>-6,23E-20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.39524828037387E-104" calcext:value-type="float">
            <text:p>1,40E-1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73358881943122E-209" calcext:value-type="float">
            <text:p>9,73E-209</text:p>
          </table:table-cell>
          <table:table-cell table:style-name="ce4" office:value-type="float" office:value="-9.73358881943122E-209" calcext:value-type="float">
            <text:p>-9,73E-20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.74406035046734E-105" calcext:value-type="float">
            <text:p>1,74E-1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52087325303613E-210" calcext:value-type="float">
            <text:p>1,52E-210</text:p>
          </table:table-cell>
          <table:table-cell table:style-name="ce4" office:value-type="float" office:value="-1.52087325303613E-210" calcext:value-type="float">
            <text:p>-1,52E-21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2.18007543808417E-106" calcext:value-type="float">
            <text:p>2,18E-1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37636445786895E-212" calcext:value-type="float">
            <text:p>2,38E-212</text:p>
          </table:table-cell>
          <table:table-cell table:style-name="ce4" office:value-type="float" office:value="-2.37636445786895E-212" calcext:value-type="float">
            <text:p>-2,38E-21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.72509429760522E-107" calcext:value-type="float">
            <text:p>2,73E-10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71306946542023E-214" calcext:value-type="float">
            <text:p>3,71E-214</text:p>
          </table:table-cell>
          <table:table-cell table:style-name="ce4" office:value-type="float" office:value="-3.71306946542023E-214" calcext:value-type="float">
            <text:p>-3,71E-21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3.40636787200652E-108" calcext:value-type="float">
            <text:p>3,41E-10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80167103971912E-216" calcext:value-type="float">
            <text:p>5,80E-216</text:p>
          </table:table-cell>
          <table:table-cell table:style-name="ce4" office:value-type="float" office:value="-5.80167103971912E-216" calcext:value-type="float">
            <text:p>-5,80E-21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4.25795984000815E-109" calcext:value-type="float">
            <text:p>4,26E-1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06511099956112E-218" calcext:value-type="float">
            <text:p>9,07E-218</text:p>
          </table:table-cell>
          <table:table-cell table:style-name="ce4" office:value-type="float" office:value="-9.06511099956112E-218" calcext:value-type="float">
            <text:p>-9,07E-21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5.32244980001019E-110" calcext:value-type="float">
            <text:p>5,32E-1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41642359368142E-219" calcext:value-type="float">
            <text:p>1,42E-219</text:p>
          </table:table-cell>
          <table:table-cell table:style-name="ce4" office:value-type="float" office:value="-1.41642359368142E-219" calcext:value-type="float">
            <text:p>-1,42E-21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6.65306225001274E-111" calcext:value-type="float">
            <text:p>6,65E-1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1316186512723E-221" calcext:value-type="float">
            <text:p>2,21E-221</text:p>
          </table:table-cell>
          <table:table-cell table:style-name="ce4" office:value-type="float" office:value="-2.21316186512723E-221" calcext:value-type="float">
            <text:p>-2,21E-221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8.31632781251592E-112" calcext:value-type="float">
            <text:p>8,32E-1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45806541426129E-223" calcext:value-type="float">
            <text:p>3,46E-223</text:p>
          </table:table-cell>
          <table:table-cell table:style-name="ce4" office:value-type="float" office:value="-3.45806541426129E-223" calcext:value-type="float">
            <text:p>-3,46E-22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1.03954097656449E-112" calcext:value-type="float">
            <text:p>1,04E-1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40322720978327E-225" calcext:value-type="float">
            <text:p>5,40E-225</text:p>
          </table:table-cell>
          <table:table-cell table:style-name="ce4" office:value-type="float" office:value="-5.40322720978327E-225" calcext:value-type="float">
            <text:p>-5,40E-225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1.29942622070561E-113" calcext:value-type="float">
            <text:p>1,30E-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.44254251528636E-227" calcext:value-type="float">
            <text:p>8,44E-227</text:p>
          </table:table-cell>
          <table:table-cell table:style-name="ce4" office:value-type="float" office:value="-8.44254251528636E-227" calcext:value-type="float">
            <text:p>-8,44E-22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1.62428277588202E-114" calcext:value-type="float">
            <text:p>1,62E-1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31914726801349E-228" calcext:value-type="float">
            <text:p>1,32E-228</text:p>
          </table:table-cell>
          <table:table-cell table:style-name="ce4" office:value-type="float" office:value="-1.31914726801349E-228" calcext:value-type="float">
            <text:p>-1,32E-22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2.03035346985252E-115" calcext:value-type="float">
            <text:p>2,03E-1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06116760627108E-230" calcext:value-type="float">
            <text:p>2,06E-230</text:p>
          </table:table-cell>
          <table:table-cell table:style-name="ce4" office:value-type="float" office:value="-2.06116760627108E-230" calcext:value-type="float">
            <text:p>-2,06E-23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.53794183731565E-116" calcext:value-type="float">
            <text:p>2,54E-1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22057438479857E-232" calcext:value-type="float">
            <text:p>3,22E-232</text:p>
          </table:table-cell>
          <table:table-cell table:style-name="ce4" office:value-type="float" office:value="-3.22057438479857E-232" calcext:value-type="float">
            <text:p>-3,22E-23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3.17242729664456E-117" calcext:value-type="float">
            <text:p>3,17E-1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03214747624776E-234" calcext:value-type="float">
            <text:p>5,03E-234</text:p>
          </table:table-cell>
          <table:table-cell table:style-name="ce4" office:value-type="float" office:value="-5.03214747624776E-234" calcext:value-type="float">
            <text:p>-5,03E-23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3.9655341208057E-118" calcext:value-type="float">
            <text:p>3,97E-1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86273043163713E-236" calcext:value-type="float">
            <text:p>7,86E-236</text:p>
          </table:table-cell>
          <table:table-cell table:style-name="ce4" office:value-type="float" office:value="-7.86273043163713E-236" calcext:value-type="float">
            <text:p>-7,86E-236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4.95691765100713E-119" calcext:value-type="float">
            <text:p>4,96E-1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2285516299433E-237" calcext:value-type="float">
            <text:p>1,23E-237</text:p>
          </table:table-cell>
          <table:table-cell table:style-name="ce4" office:value-type="float" office:value="-1.2285516299433E-237" calcext:value-type="float">
            <text:p>-1,23E-23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6.19614706375891E-120" calcext:value-type="float">
            <text:p>6,20E-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91961192178641E-239" calcext:value-type="float">
            <text:p>1,92E-239</text:p>
          </table:table-cell>
          <table:table-cell table:style-name="ce4" office:value-type="float" office:value="-1.91961192178641E-239" calcext:value-type="float">
            <text:p>-1,92E-23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7.74518382969864E-121" calcext:value-type="float">
            <text:p>7,75E-1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99939362779126E-241" calcext:value-type="float">
            <text:p>3,00E-241</text:p>
          </table:table-cell>
          <table:table-cell table:style-name="ce4" office:value-type="float" office:value="-2.99939362779126E-241" calcext:value-type="float">
            <text:p>-3,00E-24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9.6814797871233E-122" calcext:value-type="float">
            <text:p>9,68E-1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68655254342385E-243" calcext:value-type="float">
            <text:p>4,69E-243</text:p>
          </table:table-cell>
          <table:table-cell table:style-name="ce4" office:value-type="float" office:value="-4.68655254342385E-243" calcext:value-type="float">
            <text:p>-4,69E-24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1.21018497339041E-122" calcext:value-type="float">
            <text:p>1,21E-1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.32273834909976E-245" calcext:value-type="float">
            <text:p>7,32E-245</text:p>
          </table:table-cell>
          <table:table-cell table:style-name="ce4" office:value-type="float" office:value="-7.32273834909976E-245" calcext:value-type="float">
            <text:p>-7,32E-245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1.51273121673802E-123" calcext:value-type="float">
            <text:p>1,51E-1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14417786704684E-246" calcext:value-type="float">
            <text:p>1,14E-246</text:p>
          </table:table-cell>
          <table:table-cell table:style-name="ce4" office:value-type="float" office:value="-1.14417786704684E-246" calcext:value-type="float">
            <text:p>-1,14E-24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.89091402092252E-124" calcext:value-type="float">
            <text:p>1,89E-1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78777791726068E-248" calcext:value-type="float">
            <text:p>1,79E-248</text:p>
          </table:table-cell>
          <table:table-cell table:style-name="ce4" office:value-type="float" office:value="-1.78777791726068E-248" calcext:value-type="float">
            <text:p>-1,79E-24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.36364252615315E-125" calcext:value-type="float">
            <text:p>2,36E-1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9340299571982E-250" calcext:value-type="float">
            <text:p>2,79E-250</text:p>
          </table:table-cell>
          <table:table-cell table:style-name="ce4" office:value-type="float" office:value="-2.79340299571982E-250" calcext:value-type="float">
            <text:p>-2,79E-25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.95455315769144E-126" calcext:value-type="float">
            <text:p>2,95E-1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36469218081222E-252" calcext:value-type="float">
            <text:p>4,36E-252</text:p>
          </table:table-cell>
          <table:table-cell table:style-name="ce4" office:value-type="float" office:value="-4.36469218081222E-252" calcext:value-type="float">
            <text:p>-4,36E-25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3.69319144711429E-127" calcext:value-type="float">
            <text:p>3,69E-1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81983153251909E-254" calcext:value-type="float">
            <text:p>6,82E-254</text:p>
          </table:table-cell>
          <table:table-cell table:style-name="ce4" office:value-type="float" office:value="-6.81983153251909E-254" calcext:value-type="float">
            <text:p>-6,82E-25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4.61648930889287E-128" calcext:value-type="float">
            <text:p>4,62E-1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6559867695611E-255" calcext:value-type="float">
            <text:p>1,07E-255</text:p>
          </table:table-cell>
          <table:table-cell table:style-name="ce4" office:value-type="float" office:value="-1.06559867695611E-255" calcext:value-type="float">
            <text:p>-1,07E-25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5.77061163611609E-129" calcext:value-type="float">
            <text:p>5,77E-1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6499793274392E-257" calcext:value-type="float">
            <text:p>1,66E-257</text:p>
          </table:table-cell>
          <table:table-cell table:style-name="ce4" office:value-type="float" office:value="-1.66499793274392E-257" calcext:value-type="float">
            <text:p>-1,66E-257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7.21326454514511E-130" calcext:value-type="float">
            <text:p>7,21E-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60155926991237E-259" calcext:value-type="float">
            <text:p>2,60E-259</text:p>
          </table:table-cell>
          <table:table-cell table:style-name="ce4" office:value-type="float" office:value="-2.60155926991237E-259" calcext:value-type="float">
            <text:p>-2,60E-259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9.01658068143138E-131" calcext:value-type="float">
            <text:p>9,02E-13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06493635923808E-261" calcext:value-type="float">
            <text:p>4,06E-261</text:p>
          </table:table-cell>
          <table:table-cell table:style-name="ce4" office:value-type="float" office:value="-4.06493635923808E-261" calcext:value-type="float">
            <text:p>-4,06E-26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.12707258517892E-131" calcext:value-type="float">
            <text:p>1,13E-13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3514630613095E-263" calcext:value-type="float">
            <text:p>6,35E-263</text:p>
          </table:table-cell>
          <table:table-cell table:style-name="ce4" office:value-type="float" office:value="-6.3514630613095E-263" calcext:value-type="float">
            <text:p>-6,35E-26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1.40884073147365E-132" calcext:value-type="float">
            <text:p>1,41E-1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9241610332961E-265" calcext:value-type="float">
            <text:p>9,92E-265</text:p>
          </table:table-cell>
          <table:table-cell table:style-name="ce4" office:value-type="float" office:value="-9.9241610332961E-265" calcext:value-type="float">
            <text:p>-9,92E-26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1.76105091434207E-133" calcext:value-type="float">
            <text:p>1,76E-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55065016145252E-266" calcext:value-type="float">
            <text:p>1,55E-266</text:p>
          </table:table-cell>
          <table:table-cell table:style-name="ce4" office:value-type="float" office:value="-1.55065016145252E-266" calcext:value-type="float">
            <text:p>-1,55E-26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2.20131364292758E-134" calcext:value-type="float">
            <text:p>2,20E-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42289087726955E-268" calcext:value-type="float">
            <text:p>2,42E-268</text:p>
          </table:table-cell>
          <table:table-cell table:style-name="ce4" office:value-type="float" office:value="-2.42289087726955E-268" calcext:value-type="float">
            <text:p>-2,42E-26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.75164205365948E-135" calcext:value-type="float">
            <text:p>2,75E-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78576699573368E-270" calcext:value-type="float">
            <text:p>3,79E-270</text:p>
          </table:table-cell>
          <table:table-cell table:style-name="ce4" office:value-type="float" office:value="-3.78576699573368E-270" calcext:value-type="float">
            <text:p>-3,79E-27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.43955256707435E-136" calcext:value-type="float">
            <text:p>3,44E-1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91526093083387E-272" calcext:value-type="float">
            <text:p>5,92E-272</text:p>
          </table:table-cell>
          <table:table-cell table:style-name="ce4" office:value-type="float" office:value="-5.91526093083387E-272" calcext:value-type="float">
            <text:p>-5,92E-27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4.29944070884294E-137" calcext:value-type="float">
            <text:p>4,30E-1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.24259520442793E-274" calcext:value-type="float">
            <text:p>9,24E-274</text:p>
          </table:table-cell>
          <table:table-cell table:style-name="ce4" office:value-type="float" office:value="-9.24259520442793E-274" calcext:value-type="float">
            <text:p>-9,24E-27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5.37430088605367E-138" calcext:value-type="float">
            <text:p>5,37E-1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44415550069186E-275" calcext:value-type="float">
            <text:p>1,44E-275</text:p>
          </table:table-cell>
          <table:table-cell table:style-name="ce4" office:value-type="float" office:value="-1.44415550069186E-275" calcext:value-type="float">
            <text:p>-1,44E-27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.71787610756709E-139" calcext:value-type="float">
            <text:p>6,72E-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5649296983104E-277" calcext:value-type="float">
            <text:p>2,26E-277</text:p>
          </table:table-cell>
          <table:table-cell table:style-name="ce4" office:value-type="float" office:value="-2.25649296983104E-277" calcext:value-type="float">
            <text:p>-2,26E-27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8.39734513445886E-140" calcext:value-type="float">
            <text:p>8,40E-1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.52577026536099E-279" calcext:value-type="float">
            <text:p>3,53E-279</text:p>
          </table:table-cell>
          <table:table-cell table:style-name="ce4" office:value-type="float" office:value="-3.52577026536099E-279" calcext:value-type="float">
            <text:p>-3,53E-27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.04966814180736E-140" calcext:value-type="float">
            <text:p>1,05E-1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50901603962656E-281" calcext:value-type="float">
            <text:p>5,51E-281</text:p>
          </table:table-cell>
          <table:table-cell table:style-name="ce4" office:value-type="float" office:value="-5.50901603962656E-281" calcext:value-type="float">
            <text:p>-5,51E-28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.3120851772592E-141" calcext:value-type="float">
            <text:p>1,31E-1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.60783756191649E-283" calcext:value-type="float">
            <text:p>8,61E-283</text:p>
          </table:table-cell>
          <table:table-cell table:style-name="ce4" office:value-type="float" office:value="-8.60783756191649E-283" calcext:value-type="float">
            <text:p>-8,61E-283</text:p>
          </table:table-cell>
          <table:table-cell table:number-columns-repeated="1019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5:45.641000000</meta:creation-date>
    <dc:date>2019-10-20T19:42:04.666000000</dc:date>
    <meta:editing-duration>PT2H20M28S</meta:editing-duration>
    <meta:editing-cycles>1</meta:editing-cycles>
    <meta:document-statistic meta:table-count="1" meta:cell-count="784" meta:object-count="0"/>
    <meta:generator>LibreOffice/6.2.5.2$Windows_X86_64 LibreOffice_project/1ec314fa52f458adc18c4f025c545a4e8b22c159</meta:generator>
  </office:meta>
</office:document-meta>
</file>